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teratorAdapter.nex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teratorAdapter.PropertyIteratorAdapte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teratorAdapter.Property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teratorAdapter.Property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